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6.218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" style:family="table-cell" style:parent-style-name="Default" style:data-style-name="N111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6" style:family="table-cell" style:parent-style-name="Default" style:data-style-name="N107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ackground-color="#ffcc00"/>
      <style:text-properties fo:font-weight="bold" style:font-weight-asian="bold" style:font-weight-complex="bold"/>
    </style:style>
    <style:style style:name="ce8" style:family="table-cell" style:parent-style-name="Default" style:data-style-name="N10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number-columns-repeated="2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010" table:default-cell-style-name="Default"/>
        <table:table-row table:style-name="ro1">
          <table:table-cell table:style-name="ce1" table:number-columns-repeated="6"/>
          <table:table-cell table:style-name="ce1" office:value-type="string" calcext:value-type="string">
            <text:p>Digikey</text:p>
          </table:table-cell>
          <table:table-cell table:style-name="ce3"/>
          <table:table-cell table:style-name="ce1" table:number-columns-repeated="2"/>
          <table:table-cell table:style-name="ce6"/>
          <table:table-cell table:style-name="ce1"/>
          <table:table-cell table:style-name="ce1" office:value-type="string" calcext:value-type="string">
            <text:p>Farnell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Part <text:s/></text:p>
          </table:table-cell>
          <table:table-cell table:style-name="ce2" office:value-type="string" calcext:value-type="string">
            <text:p><text:s text:c="2"/>Value <text:s text:c="14"/></text:p>
          </table:table-cell>
          <table:table-cell table:style-name="ce2" office:value-type="string" calcext:value-type="string">
            <text:p>Package <text:s text:c="6"/></text:p>
          </table:table-cell>
          <table:table-cell table:style-name="ce2" office:value-type="string" calcext:value-type="string">
            <text:p>Hst. Tl. Nr.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igikey</text:p>
          </table:table-cell>
          <table:table-cell table:style-name="ce4" office:value-type="string" calcext:value-type="string">
            <text:p>1St.</text:p>
          </table:table-cell>
          <table:table-cell table:style-name="ce2" office:value-type="string" calcext:value-type="string">
            <text:p>mind.</text:p>
          </table:table-cell>
          <table:table-cell table:style-name="ce2" office:value-type="string" calcext:value-type="string">
            <text:p>Anz.</text:p>
          </table:table-cell>
          <table:table-cell table:style-name="ce7" office:value-type="string" calcext:value-type="string">
            <text:p>Summe</text:p>
          </table:table-cell>
          <table:table-cell table:style-name="ce2"/>
          <table:table-cell table:style-name="ce2" office:value-type="string" calcext:value-type="string">
            <text:p>Hst. Tl. Nr.</text:p>
          </table:table-cell>
          <table:table-cell table:style-name="ce2" office:value-type="string" calcext:value-type="string">
            <text:p>Best. Nr.</text:p>
          </table:table-cell>
          <table:table-cell table:style-name="ce2" office:value-type="string" calcext:value-type="string">
            <text:p>1St.</text:p>
          </table:table-cell>
          <table:table-cell table:style-name="ce2" office:value-type="string" calcext:value-type="string">
            <text:p>mind.</text:p>
          </table:table-cell>
          <table:table-cell table:style-name="ce2" office:value-type="string" calcext:value-type="string">
            <text:p>Anz.</text:p>
          </table:table-cell>
          <table:table-cell table:style-name="ce2" office:value-type="string" calcext:value-type="string">
            <text:p>Summe</text:p>
          </table:table-cell>
          <table:table-cell table:style-name="ce2" table:number-columns-repeated="1006"/>
        </table:table-row>
        <table:table-row table:style-name="ro1">
          <table:table-cell/>
          <table:table-cell office:value-type="string" calcext:value-type="string">
            <text:p>C1 <text:s text:c="3"/></text:p>
          </table:table-cell>
          <table:table-cell office:value-type="string" calcext:value-type="string">
            <text:p>10nF <text:s text:c="15"/>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276-1015-1-ND</text:p>
          </table:table-cell>
          <table:table-cell office:value-type="currency" office:currency="EUR" office:value="0.0172" calcext:value-type="currency">
            <text:p>0,0172 €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J3]*[.H3]" office:value-type="currency" office:currency="EUR" office:value="0.86" calcext:value-type="currency">
            <text:p>0,86 €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style-name="ce8" table:formula="of:=[.Q3]*[.O3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2-4 <text:s/></text:p>
          </table:table-cell>
          <table:table-cell office:value-type="string" calcext:value-type="string">
            <text:p>100nF <text:s text:c="14"/>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1276-1099-1-ND</text:p>
          </table:table-cell>
          <table:table-cell office:value-type="currency" office:currency="EUR" office:value="0.0193" calcext:value-type="currency">
            <text:p>0,0193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4]*[.H4]" office:value-type="currency" office:currency="EUR" office:value="1.93" calcext:value-type="currency">
            <text:p>1,93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Q4]*[.O4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5 <text:s text:c="3"/></text:p>
          </table:table-cell>
          <table:table-cell office:value-type="string" calcext:value-type="string">
            <text:p>4.7µF (Tantal) <text:s text:c="5"/>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T491A475K016A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399-3697-1-ND</text:p>
          </table:table-cell>
          <table:table-cell office:value-type="currency" office:currency="EUR" office:value="0.292" calcext:value-type="currency">
            <text:p>0,292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5]*[.H5]" office:value-type="currency" office:currency="EUR" office:value="4.38" calcext:value-type="currency">
            <text:p>4,38 €</text:p>
          </table:table-cell>
          <table:table-cell/>
          <table:table-cell office:value-type="string" calcext:value-type="string">
            <text:p>TRJA475K010RRJ</text:p>
          </table:table-cell>
          <table:table-cell office:value-type="float" office:value="1672491" calcext:value-type="float">
            <text:p>1672491</text:p>
          </table:table-cell>
          <table:table-cell office:value-type="float" office:value="0.182" calcext:value-type="float">
            <text:p>0,1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" table:formula="of:=[.Q5]*[.O5]" office:value-type="currency" office:currency="EUR" office:value="2.73" calcext:value-type="currency">
            <text:p>2,73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6,7 <text:s/></text:p>
          </table:table-cell>
          <table:table-cell office:value-type="string" calcext:value-type="string">
            <text:p>4.7µF (low ESR) <text:s text:c="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X7R)</text:p>
          </table:table-cell>
          <table:table-cell office:value-type="string" calcext:value-type="string">
            <text:p>1276-2972-1-ND</text:p>
          </table:table-cell>
          <table:table-cell office:value-type="currency" office:currency="EUR" office:value="0.094" calcext:value-type="currency">
            <text:p>0,094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6]*[.H6]" office:value-type="currency" office:currency="EUR" office:value="2.35" calcext:value-type="currency">
            <text:p>2,35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Q6]*[.O6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8,9 <text:s/></text:p>
          </table:table-cell>
          <table:table-cell office:value-type="string" calcext:value-type="string">
            <text:p>10µF <text:s/>(low ESR) <text:s text:c="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X7R)</text:p>
          </table:table-cell>
          <table:table-cell office:value-type="string" calcext:value-type="string">
            <text:p>1276-1113-1-ND </text:p>
          </table:table-cell>
          <table:table-cell office:value-type="currency" office:currency="EUR" office:value="0.126" calcext:value-type="currency">
            <text:p>0,126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7]*[.H7]" office:value-type="currency" office:currency="EUR" office:value="3.15" calcext:value-type="currency">
            <text:p>3,15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Q7]*[.O7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1 <text:s text:c="3"/></text:p>
          </table:table-cell>
          <table:table-cell office:value-type="string" calcext:value-type="string">
            <text:p>Ferrite <text:s text:c="12"/></text:p>
          </table:table-cell>
          <table:table-cell office:value-type="string" calcext:value-type="string">
            <text:p>080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240-2389-1-ND</text:p>
          </table:table-cell>
          <table:table-cell office:value-type="currency" office:currency="EUR" office:value="0.09" calcext:value-type="currency">
            <text:p>0,090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9]*[.H9]" office:value-type="currency" office:currency="EUR" office:value="1.35" calcext:value-type="currency">
            <text:p>1,35 €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" table:formula="of:=[.Q9]*[.O9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2-3 <text:s/></text:p>
          </table:table-cell>
          <table:table-cell office:value-type="string" calcext:value-type="string">
            <text:p>1.0µH (low DCR) <text:s text:c="4"/>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BRC2012T1R0M</text:p>
          </table:table-cell>
          <table:table-cell office:value-type="string" calcext:value-type="string">
            <text:p>(1.4A,78mΩ)</text:p>
          </table:table-cell>
          <table:table-cell office:value-type="string" calcext:value-type="string">
            <text:p>587-2903-2-ND</text:p>
          </table:table-cell>
          <table:table-cell office:value-type="currency" office:currency="EUR" office:value="0.254" calcext:value-type="currency">
            <text:p>0,254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10]*[.H10]" office:value-type="currency" office:currency="EUR" office:value="6.35" calcext:value-type="currency">
            <text:p>6,35 €</text:p>
          </table:table-cell>
          <table:table-cell table:number-columns-repeated="2"/>
          <table:table-cell office:value-type="float" office:value="1904336" calcext:value-type="float">
            <text:p>1904336</text:p>
          </table:table-cell>
          <table:table-cell office:value-type="float" office:value="0.22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ce8" table:formula="of:=[.Q10]*[.O10]" office:value-type="currency" office:currency="EUR" office:value="5.5" calcext:value-type="currency">
            <text:p>5,50 €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1 <text:s text:c="3"/></text:p>
          </table:table-cell>
          <table:table-cell office:value-type="string" calcext:value-type="string">
            <text:p>10k <text:s text:c="16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dick, 125mW)</text:p>
          </table:table-cell>
          <table:table-cell office:value-type="string" calcext:value-type="string">
            <text:p>RC0805JR-0710KL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12]*[.H12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Q12]*[.O12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2 <text:s text:c="3"/></text:p>
          </table:table-cell>
          <table:table-cell office:value-type="string" calcext:value-type="string">
            <text:p>1k <text:s text:c="17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")</text:p>
          </table:table-cell>
          <table:table-cell office:value-type="string" calcext:value-type="string">
            <text:p>311-1.0K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13]*[.H13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Q13]*[.O13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3-6 <text:s/>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330R)</text:p>
          </table:table-cell>
          <table:table-cell office:value-type="string" calcext:value-type="string">
            <text:p>311-33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14]*[.H14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Q14]*[.O14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430R)</text:p>
          </table:table-cell>
          <table:table-cell office:value-type="string" calcext:value-type="string">
            <text:p>311-43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15]*[.H15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Q15]*[.O15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560R)</text:p>
          </table:table-cell>
          <table:table-cell office:value-type="string" calcext:value-type="string">
            <text:p>311-56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16]*[.H16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Q16]*[.O16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(680R)</text:p>
          </table:table-cell>
          <table:table-cell office:value-type="string" calcext:value-type="string">
            <text:p>311-680ARCT-ND</text:p>
          </table:table-cell>
          <table:table-cell office:value-type="currency" office:currency="EUR" office:value="0.0069" calcext:value-type="currency">
            <text:p>0,0069 €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J17]*[.H17]" office:value-type="currency" office:currency="EUR" office:value="0.69" calcext:value-type="currency">
            <text:p>0,69 €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style-name="ce8" table:formula="of:=[.Q17]*[.O17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ED1 <text:s/></text:p>
          </table:table-cell>
          <table:table-cell office:value-type="string" calcext:value-type="string">
            <text:p>Orange <text:s text:c="13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Y R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75-2560-1-ND </text:p>
          </table:table-cell>
          <table:table-cell office:value-type="currency" office:currency="EUR" office:value="0.085" calcext:value-type="currency">
            <text:p>0,085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19]*[.H19]" office:value-type="currency" office:currency="EUR" office:value="2.125" calcext:value-type="currency">
            <text:p>2,13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Q19]*[.O19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ED2 <text:s/></text:p>
          </table:table-cell>
          <table:table-cell office:value-type="string" calcext:value-type="string">
            <text:p>Blue <text:s text:c="15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APHCM2012QBC/D-F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754-1505-1-ND</text:p>
          </table:table-cell>
          <table:table-cell office:value-type="currency" office:currency="EUR" office:value="0.295" calcext:value-type="currency">
            <text:p>0,295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20]*[.H20]" office:value-type="currency" office:currency="EUR" office:value="4.425" calcext:value-type="currency">
            <text:p>4,43 €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style-name="ce8" table:formula="of:=[.Q20]*[.O20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ED3 <text:s/></text:p>
          </table:table-cell>
          <table:table-cell office:value-type="string" calcext:value-type="string">
            <text:p>Red <text:s text:c="16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S R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75-1278-1-ND</text:p>
          </table:table-cell>
          <table:table-cell office:value-type="currency" office:currency="EUR" office:value="0.086" calcext:value-type="currency">
            <text:p>0,086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21]*[.H21]" office:value-type="currency" office:currency="EUR" office:value="2.15" calcext:value-type="currency">
            <text:p>2,15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Q21]*[.O21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ED4 <text:s/></text:p>
          </table:table-cell>
          <table:table-cell office:value-type="string" calcext:value-type="string">
            <text:p>Green <text:s text:c="14"/>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LG R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475-1410-1-ND </text:p>
          </table:table-cell>
          <table:table-cell office:value-type="currency" office:currency="EUR" office:value="0.081" calcext:value-type="currency">
            <text:p>0,0810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22]*[.H22]" office:value-type="currency" office:currency="EUR" office:value="2.025" calcext:value-type="currency">
            <text:p>2,03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Q22]*[.O22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1 <text:s text:c="3"/></text:p>
          </table:table-cell>
          <table:table-cell office:value-type="string" calcext:value-type="string">
            <text:p>MISFET P-CH 2.5A/30V</text:p>
          </table:table-cell>
          <table:table-cell office:value-type="string" calcext:value-type="string">
            <text:p>SOT23-3 <text:s text:c="6"/></text:p>
          </table:table-cell>
          <table:table-cell office:value-type="string" calcext:value-type="string">
            <text:p>BSS308PE</text:p>
          </table:table-cell>
          <table:table-cell office:value-type="string" calcext:value-type="string">
            <text:p>(30V,2A,130mΩ)</text:p>
          </table:table-cell>
          <table:table-cell office:value-type="string" calcext:value-type="string">
            <text:p>BSS308PE H6327CT-ND</text:p>
          </table:table-cell>
          <table:table-cell office:value-type="currency" office:currency="EUR" office:value="0.0254" calcext:value-type="currency">
            <text:p>0,0254 €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J24]*[.H24]" office:value-type="currency" office:currency="EUR" office:value="0.635" calcext:value-type="currency">
            <text:p>0,64 €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style-name="ce8" table:formula="of:=[.Q24]*[.O24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U1-3 <text:s/></text:p>
          </table:table-cell>
          <table:table-cell office:value-type="string" calcext:value-type="string">
            <text:p>PNP/NPN 4k7/47k <text:s text:c="4"/></text:p>
          </table:table-cell>
          <table:table-cell office:value-type="string" calcext:value-type="string">
            <text:p>SOT-457 <text:s text:c="6"/></text:p>
          </table:table-cell>
          <table:table-cell office:value-type="string" calcext:value-type="string">
            <text:p>RN4986FE,LF(CB</text:p>
          </table:table-cell>
          <table:table-cell office:value-type="string" calcext:value-type="string">
            <text:p>(50V,100mA)</text:p>
          </table:table-cell>
          <table:table-cell office:value-type="string" calcext:value-type="string">
            <text:p>RN4986FELF(CBCT-ND</text:p>
          </table:table-cell>
          <table:table-cell office:value-type="currency" office:currency="EUR" office:value="0.176" calcext:value-type="currency">
            <text:p>0,1760 €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25]*[.H25]" office:value-type="currency" office:currency="EUR" office:value="7.04" calcext:value-type="currency">
            <text:p>7,04 €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style-name="ce8" table:formula="of:=[.Q25]*[.O25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U4 <text:s text:c="3"/></text:p>
          </table:table-cell>
          <table:table-cell office:value-type="string" calcext:value-type="string">
            <text:p>DCDC <text:s text:c="15"/></text:p>
          </table:table-cell>
          <table:table-cell office:value-type="string" calcext:value-type="string">
            <text:p>SOT23 <text:s text:c="8"/></text:p>
          </table:table-cell>
          <table:table-cell office:value-type="string" calcext:value-type="string">
            <text:p>ADP2108AUJZ-3.3</text:p>
          </table:table-cell>
          <table:table-cell office:value-type="string" calcext:value-type="string">
            <text:p>(600mA)</text:p>
          </table:table-cell>
          <table:table-cell office:value-type="string" calcext:value-type="string">
            <text:p>ADP2108AUJZ-3.3-R7CT-ND</text:p>
          </table:table-cell>
          <table:table-cell office:value-type="currency" office:currency="EUR" office:value="1.556" calcext:value-type="currency">
            <text:p>1,556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27]*[.H27]" office:value-type="currency" office:currency="EUR" office:value="23.34" calcext:value-type="currency">
            <text:p>23,34 €</text:p>
          </table:table-cell>
          <table:table-cell table:number-columns-repeated="2"/>
          <table:table-cell office:value-type="float" office:value="2112606" calcext:value-type="float">
            <text:p>2112606</text:p>
          </table:table-cell>
          <table:table-cell office:value-type="float" office:value="1.31" calcext:value-type="float">
            <text:p>1,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" table:formula="of:=[.Q27]*[.O27]" office:value-type="currency" office:currency="EUR" office:value="19.65" calcext:value-type="currency">
            <text:p>19,65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U5 <text:s text:c="3"/></text:p>
          </table:table-cell>
          <table:table-cell office:value-type="string" calcext:value-type="string">
            <text:p>DCDC <text:s text:c="15"/></text:p>
          </table:table-cell>
          <table:table-cell office:value-type="string" calcext:value-type="string">
            <text:p>SOT23 <text:s text:c="8"/></text:p>
          </table:table-cell>
          <table:table-cell office:value-type="string" calcext:value-type="string">
            <text:p>ADP2108AUJZ-1.8</text:p>
          </table:table-cell>
          <table:table-cell office:value-type="string" calcext:value-type="string">
            <text:p>(600mA)</text:p>
          </table:table-cell>
          <table:table-cell office:value-type="string" calcext:value-type="string">
            <text:p>ADP2108AUJZ-1.8-R7CT-ND</text:p>
          </table:table-cell>
          <table:table-cell office:value-type="currency" office:currency="EUR" office:value="1.556" calcext:value-type="currency">
            <text:p>1,5560 €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28]*[.H28]" office:value-type="currency" office:currency="EUR" office:value="23.34" calcext:value-type="currency">
            <text:p>23,34 €</text:p>
          </table:table-cell>
          <table:table-cell table:number-columns-repeated="3"/>
          <table:table-cell office:value-type="float" office:value="1.94" calcext:value-type="float">
            <text:p>1,9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" table:formula="of:=[.Q28]*[.O28]" office:value-type="currency" office:currency="EUR" office:value="29.1" calcext:value-type="currency">
            <text:p>29,10 €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X1 <text:s text:c="3"/></text:p>
          </table:table-cell>
          <table:table-cell office:value-type="string" calcext:value-type="string">
            <text:p>USB-1X-2S-PLUG-A-SMD</text:p>
          </table:table-cell>
          <table:table-cell/>
          <table:table-cell table:number-columns-repeated="2" office:value-type="string" calcext:value-type="string">
            <text:p/>
          </table:table-cell>
          <table:table-cell office:value-type="string" calcext:value-type="string">
            <text:p>1175-1008-ND</text:p>
          </table:table-cell>
          <table:table-cell office:value-type="currency" office:currency="EUR" office:value="0.625" calcext:value-type="currency">
            <text:p>0,625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30]*[.H30]" office:value-type="currency" office:currency="EUR" office:value="6.25" calcext:value-type="currency">
            <text:p>6,25 €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8" table:formula="of:=[.Q30]*[.O30]" office:value-type="currency" office:currency="EUR" office:value="0" calcext:value-type="currency">
            <text:p>0,00 €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TDI <text:s/></text:p>
          </table:table-cell>
          <table:table-cell office:value-type="string" calcext:value-type="string">
            <text:p>FT232RL <text:s text:c="12"/></text:p>
          </table:table-cell>
          <table:table-cell office:value-type="string" calcext:value-type="string">
            <text:p>SSOP2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768-1008-1-ND <text:s/></text:p>
          </table:table-cell>
          <table:table-cell office:value-type="currency" office:currency="EUR" office:value="3.837" calcext:value-type="currency">
            <text:p>3,8370 €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32]*[.H32]" office:value-type="currency" office:currency="EUR" office:value="38.37" calcext:value-type="currency">
            <text:p>38,37 €</text:p>
          </table:table-cell>
          <table:table-cell table:number-columns-repeated="2"/>
          <table:table-cell office:value-type="float" office:value="1146032" calcext:value-type="float">
            <text:p>1146032</text:p>
          </table:table-cell>
          <table:table-cell office:value-type="float" office:value="3.23" calcext:value-type="float">
            <text:p>3,23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8" table:formula="of:=[.Q32]*[.O32]" office:value-type="currency" office:currency="EUR" office:value="32.3" calcext:value-type="currency">
            <text:p>32,30 €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S485 </text:p>
          </table:table-cell>
          <table:table-cell office:value-type="string" calcext:value-type="string">
            <text:p>max485</text:p>
          </table:table-cell>
          <table:table-cell office:value-type="string" calcext:value-type="string">
            <text:p>SOIC8 <text:s text:c="8"/></text:p>
          </table:table-cell>
          <table:table-cell office:value-type="string" calcext:value-type="string">
            <text:p>SN65LBC179AD</text:p>
          </table:table-cell>
          <table:table-cell office:value-type="string" calcext:value-type="string">
            <text:p>(30MBaud)</text:p>
          </table:table-cell>
          <table:table-cell office:value-type="string" calcext:value-type="string">
            <text:p>296-9725-5-ND</text:p>
          </table:table-cell>
          <table:table-cell office:value-type="currency" office:currency="EUR" office:value="2.73" calcext:value-type="currency">
            <text:p>2,7300 €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33]*[.H33]" office:value-type="currency" office:currency="EUR" office:value="27.3" calcext:value-type="currency">
            <text:p>27,30 €</text:p>
          </table:table-cell>
          <table:table-cell table:number-columns-repeated="2"/>
          <table:table-cell office:value-type="float" office:value="1102962" calcext:value-type="float">
            <text:p>1102962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8" table:formula="of:=[.Q33]*[.O33]" office:value-type="currency" office:currency="EUR" office:value="26.9" calcext:value-type="currency">
            <text:p>26,90 €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formula="of:=SUM([.K3:.K35])" office:value-type="currency" office:currency="EUR" office:value="161.51" calcext:value-type="currency">
            <text:p>161,51 €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 style:data-style-name="N2" text:time-value="08:00:58.30613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3-17T12:54:00.082038429</dc:date>
    <dc:creator>Florian Bantner</dc:creator>
    <meta:editing-duration>P0D</meta:editing-duration>
    <meta:editing-cycles>1</meta:editing-cycles>
    <meta:document-statistic meta:table-count="1" meta:cell-count="303" meta:object-count="0"/>
  </office:meta>
</office:document-meta>
</file>